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930000011E4E23EBF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use-window-font-color="true"/>
    </style:style>
    <style:style style:name="P2" style:family="paragraph" style:parent-style-name="Code">
      <style:paragraph-properties fo:background-color="transparent">
        <style:background-image/>
      </style:paragraph-properties>
    </style:style>
    <style:style style:name="P3" style:family="paragraph" style:parent-style-name="Text_20_body" style:list-style-name="L1"/>
    <style:style style:name="P4" style:family="paragraph" style:parent-style-name="Text_20_body" style:list-style-name="List_20_1"/>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Bitstream Vera Sans Mono1"/>
    </style:style>
    <style:style style:name="T6" style:family="text">
      <style:text-properties style:font-style-asian="normal" style:font-style-complex="normal"/>
    </style:style>
    <style:style style:name="T7" style:family="text">
      <style:text-properties style:font-style-asian="normal" style:font-weight-asian="bold" style:font-style-complex="normal" style:font-weight-complex="bold"/>
    </style:style>
    <style:style style:name="T8" style:family="text">
      <style:text-properties fo:color="#008000"/>
    </style:style>
    <style:style style:name="T9" style:family="text">
      <style:text-properties fo:color="#007700"/>
    </style:style>
    <style:style style:name="T10" style:family="text">
      <style:text-properties fo:color="#ff8000"/>
    </style:style>
    <style:style style:name="T11" style:family="text">
      <style:text-properties fo:color="#0000bb"/>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dd0000"/>
    </style:style>
    <style:style style:name="T15" style:family="text">
      <style:text-properties style:font-name="Bitstream Vera Sans Mono1"/>
    </style:style>
    <style:style style:name="T16" style:family="text">
      <style:text-properties style:font-name="Bitstream Vera Sans Mono1"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18"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18">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text:span>etParam<text:span text:style-name="symbol0_5f_php">(</text:span><text:span text:style-name="string_5f_php">"FREEDOM_DB"</text:span><text:span text:style-name="symbol0_5f_php">);</text:span></text:p>
      <text:p text:style-name="Preformatted_20_Text"/>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oft-page-break/><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 méthode <text:s/><text:span text:style-name="Source_20_Text">s</text:span><text:span text:style-name="Source_20_Text">etS</text:span><text:span text:style-name="Source_20_Text">lice</text:span>. </text:p>
      <text:p text:style-name="Preformatted_20_Text"><text:span text:style-name="regexp0_5f_php">$s</text:span><text:span text:style-name="symbol0_5f_php">-&gt;</text:span><text:span text:style-name="symbol0_5f_php"><text:span text:style-name="T3">setS</text:span></text:span><text:span text:style-name="T3">lice</text:span><text:span text:style-name="symbol0_5f_php">(</text:span><text:span text:style-name="number_5f_php">10</text:span><text:span text:style-name="symbol0_5f_php">)</text:span><text:span text:style-name="symbol0_5f_php">;</text:span><text:span text:style-name="T3"> </text:span><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symbol0_5f_php"><text:span text:style-name="T3">setS</text:span></text:span><text:span text:style-name="comment0_5f_php"><text:span text:style-name="T3">tart</text:span></text:span><text:span text:style-name="symbol0_5f_php">(</text:span><text:span text:style-name="number_5f_php">15</text:span><text:span text:style-name="symbol0_5f_php">)</text:span><text:span text:style-name="symbol0_5f_php">;</text:span><text:span text:style-name="comment0_5f_php"><text:span text:style-name="T3"> </text:span></text:span><text:span text:style-name="comment0_5f_php">// commence au 15ème</text:span></text:p>
      <text:p text:style-name="Preformatted_20_Text"><text:span text:style-name="regexp0_5f_php">$s</text:span><text:span text:style-name="symbol0_5f_php">-&gt;</text:span><text:span text:style-name="symbol0_5f_php"><text:span text:style-name="T3">setS</text:span></text:span><text:span text:style-name="comment0_5f_php"><text:span text:style-name="T3">lice</text:span></text:span><text:span text:style-name="symbol0_5f_php">(</text:span><text:span text:style-name="number_5f_php">10</text:span><text:span text:style-name="symbol0_5f_php">);</text:span><text:span text:style-name="comment0_5f_php"><text:span text:style-name="T3"> </text:span></text:span><text:span text:style-name="comment0_5f_php">// limit to first 10 results<text:line-break/></text:span></text:p>
      <text:h text:style-name="Heading_20_3" text:outline-level="3">Utilisation des itérateurs</text:h>
      <text:p text:style-name="Text_20_body">Pour récupérer la liste des documents, il est aussi possible d'utiliser un itérateur PHP afin de parcourir la liste des documents/</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text:span text:style-name="T2">getDocumentList</text:span><text:span text:style-name="symbol0_5f_php">();</text:span></text:p>
      <text:p text:style-name="Preformatted_20_Text"/>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La méthode ::getDocumentList() retourne un objet DocumentLIst qui est un itérateur. Il est possible avec cet objet de l'utiliser dans une boucle classique "foreach".</text:p>
      <text:p text:style-name="Text_20_body"><text:span text:style-name="T1">Attention</text:span> : ne pas utiliser directement la méthode getDocumentList dans le foreach car cela retournerait un nouvel itérateur à chaque boucle.</text:p>
      <text:h text:style-name="Heading_20_4" text:outline-level="4">callback sur un itérateur</text:h>
      <text:p text:style-name="Text_20_body">Il est possible d'appliquer une fonction sur chacun des documents d'une liste de documents provenant d'un iterateur. </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regexp0_5f_php">$test</text:span><text:span text:style-name="symbol0_5f_php">=</text:span><text:span text:style-name="number_5f_php">1</text:span><text:span text:style-name="symbol0_5f_php">;</text:span></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use <text:span text:style-name="symbol0_5f_php">(</text:span><text:span text:style-name="regexp0_5f_php">$test</text:span><text:span text:style-name="symbol0_5f_php">)</text:span> <text:span text:style-name="symbol0_5f_php">{</text:span></text:p>
      <text:p text:style-name="Preformatted_20_Text"><text:tab/><text:tab/> <text:s/><text:span text:style-name="keyword0_5f_php">if</text:span> <text:span text:style-name="symbol0_5f_php">(</text:span><text:span text:style-name="regexp0_5f_php">$test</text:span><text:span text:style-name="symbol0_5f_php">)</text:span> <text:span text:style-name="symbol0_5f_php">{ // test for fun</text:span></text:p>
      <text:p text:style-name="Preformatted_20_Text"><text:tab/><text:tab/> <text:s text:c="3"/><text:span text:style-name="regexp0_5f_php">$doc</text:span><text:span text:style-name="symbol0_5f_php">-&gt;</text:span>lock<text:span text:style-name="symbol0_5f_php">(); <text:s/>// here lock document</text:span></text:p>
      <text:p text:style-name="Preformatted_20_Text"><text:tab/><text:tab/> <text:s/><text:span text:style-name="symbol0_5f_php">}</text:span></text:p>
      <text:p text:style-name="Preformatted_20_Text"><text:span text:style-name="symbol0_5f_php">};</text:span></text:p>
      <text:p text:style-name="Preformatted_20_Text"><text:soft-page-break/><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Dans cet exemple l'ensemble des documents sera verrouillé.</text:p>
      <text:p text:style-name="Text_20_body">La fonction de mapping est appelée sur chacun des documents lors de l'itération.. S'il n'y a pas d'itération la fonction de mapping ne sera pas appelée.</text:p>
      <text:h text:style-name="Heading_20_4" text:outline-level="4">callback sur un itérateur avec filtrage</text:h>
      <text:p text:style-name="Text_20_body">La fonction de callback permet aussi d'exclure des documents de l'itérateur. Si la méthode retourne le boolean false alors le document sera exclu de la liste.</text:p>
      <text:p text:style-name="Text_20_body">Tout autre retour que le boolean "false", retournera le document, même s'il n'y a pas de retour explicite.</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MY_DOCS"</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symbol0_5f_php"/></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text:s/><text:span text:style-name="symbol0_5f_php">{</text:span> </text:p>
      <text:p text:style-name="Preformatted_20_Text"><text:s text:c="20"/><text:span text:style-name="keyword0_5f_php">if</text:span> <text:span text:style-name="symbol0_5f_php">(!</text:span> <text:span text:style-name="regexp0_5f_php">$doc</text:span><text:span text:style-name="symbol0_5f_php">-&gt;</text:span>isLocked<text:span text:style-name="symbol0_5f_php">())</text:span> <text:span text:style-name="symbol0_5f_php">{</text:span></text:p>
      <text:p text:style-name="Preformatted_20_Text"><text:tab/><text:tab/> <text:s text:c="9"/><text:span text:style-name="regexp0_5f_php">$doc</text:span><text:span text:style-name="symbol0_5f_php">-&gt;</text:span>lock<text:span text:style-name="symbol0_5f_php">();</text:span></text:p>
      <text:p text:style-name="Preformatted_20_Text"><text:tab/><text:tab/> <text:s text:c="9"/><text:span text:style-name="keyword0_5f_php">return</text:span> <text:span text:style-name="keyword1_5f_php">true</text:span><text:span text:style-name="symbol0_5f_php">;</text:span></text:p>
      <text:p text:style-name="Preformatted_20_Text"><text:tab/><text:tab/> <text:s text:c="8"/><text:span text:style-name="symbol0_5f_php">}</text:span></text:p>
      <text:p text:style-name="Preformatted_20_Text"><text:tab/><text:tab/> <text:s text:c="6"/><text:span text:style-name="keyword0_5f_php">return</text:span> <text:span text:style-name="keyword1_5f_php">false</text:span><text:span text:style-name="symbol0_5f_php">;</text:span></text:p>
      <text:p text:style-name="Preformatted_20_Text"><text:span text:style-name="symbol0_5f_php">};</text:span></text:p>
      <text:p text:style-name="Preformatted_20_Text"><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Cet exemple ne verrouillera et ne retournera que les documents venant d'être verrouillés.</text:p>
      <text:h text:style-name="Heading_20_3" text:outline-level="3"><text:bookmark-start text:name="debug"/>T<text:bookmark-end text:name="debug"/>raitement des erreurs</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text:span text:style-name="symbol0_5f_php"><text:span text:style-name="T3">useCollection</text:span></text:span><text:span text:style-name="symbol0_5f_php">(</text:span><text:span text:style-name="regexp0_5f_php">$fldid</text:span><text:span text:style-name="regexp0_5f_php">)</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Text_20_body"/>
      <text:p text:style-name="Text_20_body">La classe SearchDoc permet de récupérer les informations sur la requête afin <text:soft-page-break/>de débugguer votre recherche. Ces informations sont consultables avec la méthode DocSearch::getSearchInfo() après avoir exécuté la recherche.:</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etDbAccess();</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Search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h text:style-name="Heading_20_3" text:outline-level="3">Recherche globale</text:h>
      <text:p text:style-name="Text_20_body">La classe searchDoc peut aussi être utilisée pour rechercher des valeurs sur l'ensemble des attributs des documents. Pour cela il faut utiliser la méthode ::addGeneralFilter(). Cette méthode prends en argument un mot ou plusieurs mots. Ce filtre ne tient pas compte des minuscules ou majuscule. Il n'est pas possible de filtrer sur un mot en tenant compte de sa casse.</text:p>
      <text:p text:style-name="Preformatted_20_Text"><text:span text:style-name="regexp0_5f_php">$s</text:span><text:span text:style-name="symbol0_5f_php">=</text:span><text:span text:style-name="keyword1_5f_php">new</text:span> SearchDoc<text:span text:style-name="symbol0_5f_php">(</text:span><text:span text:style-name="regexp0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addGeneralFilter<text:span text:style-name="string_5f_php">('cheval'</text:span><text:span text:style-name="symbol0_5f_php">); </text:span></text:p>
      <text:p text:style-name="Preformatted_20_Text"><text:span text:style-name="regexp0_5f_php">$s</text:span><text:span text:style-name="symbol0_5f_php">-&gt;</text:span>search<text:span text:style-name="symbol0_5f_php">();</text:span></text:p>
      <text:p text:style-name="Text_20_body">L'exemple ci-dessus permet de rechercher dans la famille "Animal" tous les documents dont au moins une valeur contient le mot "cheval". Dans cet exemple cela permets aussi de retrouver les documents contenant leur forme plurielle, dans ce cas : "chevaux". Par contre cette recherche ne retournera pas les documents contenant "chevaleresques". Cette recherche ne tient pas compte des accents.</text:p>
      <text:p text:style-name="Text_20_body">Pour rechercher un mot exact il faut le mettre entre double quote. Ainsi </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retournera les documents contenant le mot "cheval" mais pas "chevaux", cette recherche tient aussi compte des accents.</text:p>
      <text:p text:style-name="Text_20_body">Pour recherche une partie de mot, il faut utiliser le caractère ~ devant la partie à rechercher.</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L'exemple ci-dessus, recherchera la documents contenant "cheval" ou "chevaleresque" mais pas "chevaux". Cette recherche tient compte des accents.</text:p>
      <text:p text:style-name="Text_20_body">Pour rechercher plusieurs mots il suffit de les indiquer en les séparent par un espace ou le mot clef AND en majuscule. </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addGeneralFilter</text:span></text:span><text:span text:style-name="string_5f_php">('cheval AND noir'</text:span><text:span text:style-name="symbol0_5f_php">);</text:span><text:span text:style-name="symbol0_5f_php"><text:span text:style-name="T3"> </text:span></text:span><text:span text:style-name="comment0_5f_php">// forme équivalente avec AND</text:span></text:p>
      <text:p text:style-name="Text_20_body">Cette exemple recherche tous les documents dont un attribut contient le mot "cheval" et aussi le mot "noir" (sur le même attribut ou un autre).</text:p>
      <text:p text:style-name="Text_20_body">Attention le filtre suivant</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p>
      <text:p text:style-name="Text_20_body"><text:soft-page-break/>recherche les documents contenant "cheval" suivit de "noir" </text:p>
      <text:p text:style-name="Text_20_body">La disjonction est aussi disponible en utilisant le mot clef OR en majuscule entre deux mots</text:p>
      <text:p text:style-name="Preformatted_20_Text"><text:span text:style-name="regexp0_5f_php">$s</text:span><text:span text:style-name="symbol0_5f_php">-&gt;</text:span>addGeneralFilter<text:span text:style-name="string_5f_php">('cheval OR poulain'</text:span><text:span text:style-name="symbol0_5f_php">);</text:span></text:p>
      <text:p text:style-name="Text_20_body">Différentes combinaisons peuvent ensuite être utilisées pour réaliser un filtre plus complexe</text:p>
      <text:p text:style-name="Preformatted_20_Text"><text:span text:style-name="regexp0_5f_php">$s</text:span><text:span text:style-name="symbol0_5f_php">-&gt;</text:span><text:span text:style-name="T3">addGeneralFilter</text:span><text:span text:style-name="string_5f_php">('(cheval noir) OR (jument blanche)'</text:span><text:span text:style-name="symbol0_5f_php">);</text:span></text:p>
      <text:p text:style-name="Text_20_body">Cet exemple recherche les chevaux noirs ou les juments blanches.</text:p>
      <text:h text:style-name="Heading_20_4" text:outline-level="4">Utilisation de l'option de vérification d'orthographe</text:h>
      <text:p text:style-name="Text_20_body">La méthode SearchDoc::addGeneralFilter() dispose d'une option (deuxième paramètre) pour vérifier l'orthographe des mots en <text:tab/>français.</text:p>
      <text:p text:style-name="Preformatted_20_Text"><text:span text:style-name="regexp0_5f_php">$s</text:span><text:span text:style-name="symbol0_5f_php">-&gt;</text:span><text:span text:style-name="T3">addGeneralFilter</text:span><text:span text:style-name="string_5f_php">('méson',true</text:span><text:span text:style-name="symbol0_5f_php">);</text:span></text:p>
      <text:p text:style-name="Text_20_body">Cet exemple lance une recherche sur les mots "méson" ou "maison". Cette vérification n'est pas effectuée sur les termes exacts (avec double quote) ni sur <text:s/>les expressions (usage du ~ ). </text:p>
      <text:h text:style-name="Heading_20_4" text:outline-level="4">Ordonnancement par pertinence</text:h>
      <text:p text:style-name="Text_20_body">Par défaut les documents retournés par SearchDoc sont triés par titre. Il est possible de les trier par pertinence. </text:p>
      <text:p text:style-name="Text_20_body">Le calcul de la pertinence est effectué par <text:a xlink:type="simple" xlink:href="http://www.postgresql.org/docs/9.1/static/textsearch-controls.html#TEXTSEARCH-RANKING">PostgreSql</text:a>. Elle prend en compte l'information lexicale, la proximité et la structure ; en fait, elles considèrent le nombre de fois où les termes de la requête apparaissent dans le document, la proximité des termes de la recherche avec ceux de la requête et l'importance du passage du document où se trouvent les termes du document. Les poids des mots sont en fonction de l'endroit où le terme est trouvé.</text:p>
      <text:list xml:id="list14105148342" text:style-name="L1">
        <text:list-item>
          <text:p text:style-name="P3">Poids A : titre du document</text:p>
        </text:list-item>
        <text:list-item>
          <text:p text:style-name="P3">Poids B : attributs résumés</text:p>
        </text:list-item>
        <text:list-item>
          <text:p text:style-name="P3">Poids C : autres attributs non résumé</text:p>
        </text:list-item>
        <text:list-item>
          <text:p text:style-name="P3">Poids D : contenu des fichiers attachés (si indexation activé)</text:p>
        </text:list-item>
      </text:list>
      <text:p text:style-name="Text_20_body">Si le terme recherché est de poids A, la pertinence sera plus élevée que s'il est est trouvé avec un poids B.</text:p>
      <text:p text:style-name="Text_20_body">Si on a utilise une recherche générale sans expression ni mot exact, on peut utiliser la méthode ::setPertinenceOrder() sans argument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T3">addGeneralFilter</text:span><text:span text:style-name="string_5f_php">('cheval'</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Text_20_body">Dans ce cas, les clefs d'ordonnancement sont celles du filtre. Le résultat est trié par pertinence sur le mot "cheval" (ou "chevaux").</text:p>
      <text:p text:style-name="Text_20_body">Si on utilise le mot exact, la pertinence sera équivalente à la recherche par mot. On obtiendra le même ordre <text:s/>avec un calcul sur la forme lemmatisé de "cheval" (incluant "chevaux").</text:p>
      <text:p text:style-name="Preformatted_20_Text"><text:span text:style-name="regexp0_5f_php">$s</text:span><text:span text:style-name="symbol0_5f_php">-&gt;</text:span><text:span text:style-name="T3">addGeneralFilter</text:span><text:span text:style-name="string_5f_php">('"chevaux"'</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 </text:span><text:span text:style-name="comment0_5f_php">// la pertinence est sur le mot cheval</text:span></text:p>
      <text:p text:style-name="Text_20_body"><text:soft-page-break/>La pertinence sans argument ne peut pas être utilisée avec une recherche d'expression.</text:p>
      <text:p text:style-name="Text_20_body">Si on veut maîtriser plus précisément la pertinence, il est possible d'utiliser ses propres mots.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symbol0_5f_php"><text:span text:style-name="T3">addFilter</text:span></text:span><text:span text:style-name="string_5f_php">("an_description ~ * 'Equus'"</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cheval poulain jument');</text:span></text:p>
      <text:p text:style-name="Preformatted_20_Text"><text:span text:style-name="regexp0_5f_php">$s</text:span><text:span text:style-name="symbol0_5f_php">-&gt;</text:span><text:span text:style-name="T3">search</text:span><text:span text:style-name="symbol0_5f_php">();</text:span></text:p>
      <text:p text:style-name="Text_20_body">Dans ce cas, la recherche étant sur des attributs précis, il faut préciser explicitement le critère de pertinence. Dans cet exemple, la pertinence se fera sur les occurrences des mots "cheval", "poulain" ou "jument" trouvés dans les documents retournés qui contiennent 'Equus' dans leur description.</text:p>
      <text:h text:style-name="Heading_20_4" text:outline-level="4">Mise en évidence des mots trouvés</text:h>
      <text:p text:style-name="Text_20_body">La méthode DocSearch::getHighlightText() permet de retourner la partie où le texte recherché a été rencontré. Cette fonctionnalité ne peut être utilisée qu'avec une recherche de mots. Cela ne fonctionne pas avec les expressions ni avec les mots exacts.</text:p>
      <text:p text:style-name="Preformatted_20_Text"><text:span text:style-name="regexp0_5f_php">$s</text:span> <text:span text:style-name="symbol0_5f_php">=</text:span> <text:span text:style-name="keyword1_5f_php">new</text:span> SearchDoc<text:span text:style-name="symbol0_5f_php">('</text:span><text:span text:style-name="regexp0_5f_php">'</text:span><text:span text:style-name="symbol0_5f_php">,</text:span> <text:span text:style-name="regexp0_5f_php">'ANIMAL'</text:span><text:span text:style-name="symbol0_5f_php">);</text:span></text:p>
      <text:p text:style-name="Preformatted_20_Text"><text:span text:style-name="keyword0_5f_php">$</text:span><text:span text:style-name="regexp0_5f_php">s</text:span><text:span text:style-name="symbol0_5f_php">-&gt;</text:span>addGeneralFilter<text:span text:style-name="symbol0_5f_php">(</text:span><text:span text:style-name="regexp0_5f_php">"cheval no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regexp0_5f_php">$dl</text:span> <text:span text:style-name="symbol0_5f_php">=</text:span> <text:span text:style-name="regexp0_5f_php">$s</text:span><text:span text:style-name="symbol0_5f_php">-&gt;</text:span>getDocumentList<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text:span><text:span text:style-name="symbol0_5f_php">)</text:span> <text:span text:style-name="symbol0_5f_php">{</text:span></text:p>
      <text:p text:style-name="Preformatted_20_Text"><text:s text:c="2"/><text:span text:style-name="regexp0_5f_php">$ht</text:span> <text:span text:style-name="symbol0_5f_php">=</text:span> <text:span text:style-name="regexp0_5f_php">$dl</text:span><text:span text:style-name="symbol0_5f_php">-&gt;</text:span>getSearchDocument<text:span text:style-name="symbol0_5f_php">()-&gt;</text:span>getHighLightText<text:span text:style-name="symbol0_5f_php">(</text:span><text:span text:style-name="regexp0_5f_php">$doc</text:span><text:span text:style-name="symbol0_5f_php">);</text:span></text:p>
      <text:p text:style-name="Preformatted_20_Text"><text:s text:c="2"/><text:span text:style-name="keyword2_5f_php">print</text:span><text:span text:style-name="symbol0_5f_php"><text:span text:style-name="T3"> </text:span></text:span><text:span text:style-name="string_5f_php">"HighLight=$ht</text:span><text:span text:style-name="escaped_5f_php">\n</text:span><text:span text:style-name="string_5f_php">"</text:span><text:span text:style-name="symbol0_5f_php">;</text:span></text:p>
      <text:p text:style-name="Preformatted_20_Text"><text:span text:style-name="symbol0_5f_php">}</text:span></text:p>
      <text:p text:style-name="Text_20_body">Les mots trouvés sont par défaut entourés des balises '&lt;strong&gt;' et '&lt;/strong&gt;'. Elles peuvent être modifiées avec les arguments optionnels de la méthode.</text:p>
      <text:h text:style-name="Heading_20_3" text:outline-level="3">Itérateur sur une liste d'identifiants</text:h>
      <text:p text:style-name="Text_20_body">Si vous disposez d'une liste d'identifiant de document, il n'est pas conseillé de réaliser une boucle avec l'appel au constructeur new_doc car cela se révèle lent et consommateur en mémoire.</text:p>
      <text:p text:style-name="Text_20_body">Il est conseillé dans ce cas d'utiliser l'itérateur de document.</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12</text:span><text:span text:style-name="symbol0_5f_php">,</text:span> <text:span text:style-name="number_5f_php">1110, 1120, 2034</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fam</text:span><text:span text:style-name="symbol0_5f_php">)</text:span> <text:span text:style-name="symbol0_5f_php">{</text:span></text:p>
      <text:p text:style-name="Preformatted_20_Text"><text:s text:c="2"/><text:span text:style-name="keyword2_5f_php">print</text:span> <text:span text:style-name="regexp0_5f_php">$fam</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La méthode addDocumentIdentificators permet de renseigner la liste des identifiants de document. Si dans la liste un ou plusieurs identifiant n'existe pas alors l'itérateur ne les retournera pas. Dans ce cas le nombre de document retourné sera inférieur au nombre de d'identifiant donné.</text:p>
      <text:p text:style-name="Text_20_body">Par défaut seuls les document que l'utilisateur a le droit de voir sont retournés.</text:p>
      <text:p text:style-name="Text_20_body">Si vous <text:s/>voulez affiner les critères de recherche vous pouvez le faire en utilisant la recherche stockée dans l'iterateur.</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80</text:span><text:span text:style-name="symbol0_5f_php">,</text:span> <text:span text:style-name="number_5f_php">3852</text:span><text:span text:style-name="symbol0_5f_php">,</text:span> <text:span text:style-name="number_5f_php">3853</text:span><text:span text:style-name="symbol0_5f_php">));</text:span></text:p>
      <text:p text:style-name="Preformatted_20_Text"><text:soft-page-break/><text:span text:style-name="regexp0_5f_php">$dl</text:span><text:span text:style-name="symbol0_5f_php">-&gt;</text:span>getSearchDocument<text:span text:style-name="symbol0_5f_php">()-&gt;</text:span>addFilter<text:span text:style-name="symbol0_5f_php">(</text:span><text:span text:style-name="string_5f_php">"title ~ 'Doe'"</text:span><text:span text:style-name="symbol0_5f_php">);</text:span></text:p>
      <text:p text:style-name="Preformatted_20_Text"><text:span text:style-name="regexp0_5f_php">$dl</text:span><text:span text:style-name="symbol0_5f_php">-&gt;</text:span>getSearchDocument<text:span text:style-name="symbol0_5f_php">()-&gt;</text:span>noViewControl<text:span text:style-name="symbol0_5f_php">();</text:span></text:p>
      <text:p text:style-name="Text_20_body">Cela ne retournera que les documents dont le titre contient Doe parmi les trois documents donnés sans tenir compte des droits de visibilités.</text:p>
      <text:p text:style-name="Text_20_body">Il est possible aussi d'utiliser la fonction de callback pour l'appliquer à l'ensemble de la liste (voir ::listMap()).</text:p>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ou une recherche spécifique au moyen de la méthode <text:span text:style-name="Source_20_Text">DocSearch::</text:span><text:span text:style-name="Source_20_Text">useCollection()</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P1"><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symbol0_5f_php"><text:span text:style-name="T3"/></text:span></text:p>
      <text:p text:style-name="Preformatted_20_Text"><text:span text:style-name="regexp0_5f_php">$dirid</text:span><text:span text:style-name="symbol0_5f_php">=</text:span><text:span text:style-name="number_5f_php">2345</text:span><text:span text:style-name="symbol0_5f_php">;</text:span><text:span text:style-name="symbol0_5f_php"><text:span text:style-name="T3"> </text:span></text:span><text:span text:style-name="comment0_5f_php">// identifiant d'un document recherche</text:span></text:p>
      <text:p text:style-name="Preformatted_20_Text"><text:span text:style-name="regexp0_5f_php">$s</text:span><text:span text:style-name="symbol0_5f_php">=</text:span><text:span text:style-name="keyword1_5f_php">new</text:span><text:span text:style-name="T3"> SearchDoc</text:span><text:span text:style-name="symbol0_5f_php">(</text:span><text:span text:style-name="regexp0_5f_php">$dbaccess</text:span><text:span text:style-name="symbol0_5f_php">);</text:span></text:p>
      <text:p text:style-name="Preformatted_20_Text"><text:span text:style-name="regexp0_5f_php">$s</text:span><text:span text:style-name="symbol0_5f_php">-&gt;</text:span><text:span text:style-name="T3">setObjectReturn</text:span><text:span text:style-name="symbol0_5f_php">();</text:span></text:p>
      <text:p text:style-name="Preformatted_20_Text"><text:span text:style-name="regexp0_5f_php">$s</text:span><text:span text:style-name="symbol0_5f_php">-&gt;</text:span><text:span text:style-name="symbol0_5f_php"><text:span text:style-name="T3">useCollection</text:span></text:span><text:span text:style-name="symbol0_5f_php">(</text:span><text:span text:style-name="regexp0_5f_php">$dirid</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P1"/>
      <text:p text:style-name="Preformatted_20_Text"><text:span text:style-name="keyword0_5f_php">if</text:span><text:span text:style-name="T3"> </text:span><text:span text:style-name="symbol0_5f_php">(</text:span><text:span text:style-name="regexp0_5f_php">$s</text:span><text:span text:style-name="symbol0_5f_php">-&gt;</text:span><text:span text:style-name="T3">searchError</text:span><text:span text:style-name="symbol0_5f_php">())</text:span><text:span text:style-name="T3"> </text:span><text:span text:style-name="symbol0_5f_php">{</text:span></text:p>
      <text:p text:style-name="Preformatted_20_Text"><text:span text:style-name="T3"><text:s text:c="5"/></text:span><text:span text:style-name="regexp0_5f_php">$action</text:span><text:span text:style-name="symbol0_5f_php">-&gt;</text:span><text:span text:style-name="T3">exitError</text:span><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text:span text:style-name="T3">getError</text:span><text:span text:style-name="symbol0_5f_php">()));</text:span></text:p>
      <text:p text:style-name="Preformatted_20_Text"><text:span text:style-name="symbol0_5f_php">}</text:span></text:p>
      <text:p text:style-name="Preformatted_20_Text"><text:span text:style-name="T3">?</text:span><text:span text:style-name="symbol0_5f_php">&gt;</text:span></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text:soft-page-break/>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symbol0_5f_php">setS</text:span><text:span text:style-name="comment0_5f_java">tart</text:span><text:span text:style-name="symbol0_5f_php">(</text:span><text:span text:style-name="number_5f_php">0</text:span><text:span text:style-name="number_5f_php">)</text:span><text:span text:style-name="symbol0_5f_php">;</text:span></text:p>
      <text:p text:style-name="Preformatted_20_Text"><text:span text:style-name="regexp0_5f_php">$s</text:span><text:span text:style-name="symbol0_5f_php">-&gt;</text:span><text:span text:style-name="symbol0_5f_php">setS</text:span><text:span text:style-name="comment0_5f_java">lice</text:span><text:span text:style-name="symbol0_5f_php">(</text:span><text:span text:style-name="number_5f_php">10</text:span><text:span text:style-name="number_5f_php">)</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svalues ~* 'jean'"</text:span></text:span><text:span text:style-name="symbol0_5f_php"><text:span text:style-name="T6">);</text:span></text:span><text:span text:style-name="comment0_5f_java"><text:span text:style-name="T4"> </text:span></text:span><text:span text:style-name="comment0_5f_php"><text:span text:style-name="T6">// une des valeurs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text:span></text:span><text:span text:style-name="symbol0_5f_php"><text:span text:style-name="T6">);</text:span></text:span><text:span text:style-name="comment0_5f_java"><text:span text:style-name="T4"> </text:span></text:span><text:span text:style-name="comment0_5f_php"><text:span text:style-name="T6">// </text:span></text:span><text:span text:style-name="comment0_5f_php"><text:span text:style-name="T7">prénom</text:span></text:span><text:span text:style-name="comment0_5f_php"><text:span text:style-name="T6">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oft-page-break/><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patrick'"</text:span></text:span><text:span text:style-name="symbol0_5f_php"><text:span text:style-name="T6">);</text:span></text:span><text:span text:style-name="symbol0_5f_php"><text:span text:style-name="T4"> </text:span></text:span><text:span text:style-name="comment0_5f_php"><text:span text:style-name="T6">// prénom contient jean ou patrick</text:span></text:span></text:p>
      <text:p text:style-name="Preformatted_20_Text"><text:span text:style-name="comment0_5f_php"><text:span text:style-name="T6">// mail fini par .org ou cp commence par 31//</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mail ~ '</text:span></text:span><text:span text:style-name="escaped_5f_php"><text:span text:style-name="T6">\.</text:span></text:span><text:span text:style-name="string_5f_php"><text:span text:style-name="T6">org$') or (us_workpostalcode ~ '^31')"</text:span></text:span><text:span text:style-name="symbol0_5f_php"><text:span text:style-name="T6">);</text:span></text:span><text:span text:style-name="symbol0_5f_php"><text:span text:style-name="T4"> <text:s text:c="2"/></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symbol0_5f_php"><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symbol0_5f_php"><text:span text:style-name="T6">.</text:span></text:span></text:p>
      <text:p text:style-name="Preformatted_20_Text"><text:span text:style-name="symbol0_5f_php"><text:span text:style-name="T4"><text:s text:c="4"/></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workpostalcod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text:soft-page-break/>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text:span text:style-name="T3">addFilter</text:span><text:span text:style-name="symbol0_5f_php">(</text:span><text:span text:style-name="string_5f_php">"</text:span><text:span text:style-name="string_5f_php">an_child</text:span><text:span text:style-name="string_5f_php"> ~ '</text:span><text:span text:style-name="escaped_5f_php">\\\\</text:span><text:span text:style-name="string_5f_php">y</text:span><text:span text:style-name="string_5f_php">%d</text:span><text:span text:style-name="escaped_5f_php">\\\\</text:span><text:span text:style-name="string_5f_php">y'"</text:span><text:span text:style-name="symbol0_5f_php">,</text:span><text:span text:style-name="string_5f_php"><text:span text:style-name="T3"> </text:span></text:span><text:span text:style-name="regexp0_5f_php">$initid</text:span><text:span text:style-name="symbol0_5f_php">)</text:span><text:span text:style-name="symbol0_5f_php">;</text:span></text:p>
      <text:p text:style-name="Text_20_body"><text:span text:style-name="symbol0_5f_php"><text:span text:style-name="T3"/></text:span></text:p>
      <text:h text:style-name="Heading_20_4" text:outline-level="4">Recherche avec jointure</text:h>
      <text:p text:style-name="Text_20_body">Il est possible d'ajouter des critères portant sur une autre table en utilisant un mécanisme de jointure.</text:p>
      <text:p text:style-name="Text_20_body">Ce mécanisme ne permet pas de récupérer des données provenant de cette autre table mais permet de les utiliser comme critère de recherche.</text:p>
      <text:p text:style-name="Text_20_body">Exemple : recherche des documents qui ont dans l'historique un ordre de suppression émis par l'utilisateur courant</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trash<text:span text:style-name="string_5f_php">='only'</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histo(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uid = %d"</text:span><text:span text:style-name="symbol0_5f_php">,</text:span><text:span text:style-name="regexp0_5f_php">$this</text:span><text:span text:style-name="symbol0_5f_php">-&gt;</text:span>getSystemUserId<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code = 'DELETE'"</text:span><text:span text:style-name="symbol0_5f_php">);</text:span></text:p>
      <text:p text:style-name="Preformatted_20_Text"><text:s text:c="2"/><text:span text:style-name="regexp0_5f_php">$s</text:span><text:span text:style-name="symbol0_5f_php">-&gt;</text:span>distinct<text:span text:style-name="symbol0_5f_php">=</text:span><text:span text:style-name="keyword1_5f_php">true</text:span><text:span text:style-name="symbol0_5f_php">;</text:span></text:p>
      <text:p text:style-name="Preformatted_20_Text"><text:s text:c="2"/><text:span text:style-name="keyword0_5f_php">$result=</text:span> <text:span text:style-name="regexp0_5f_php">$s</text:span><text:span text:style-name="symbol0_5f_php">-&gt;</text:span>search<text:span text:style-name="symbol0_5f_php">();</text:span></text:p>
      <text:p text:style-name="Text_20_body"/>
      <text:p text:style-name="Text_20_body">Il est possible d'utiliser les tables dochisto, docutag ou docrel pour établir un critère de jointure. On ne peut utiliser qu'un seul ordre "join" par requête.</text:p>
      <text:p text:style-name="Text_20_body"/>
      <text:p text:style-name="Text_20_body">Il est aussi possible de créer un critère sur une famille lié :</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string_5f_php">"ZOO_ANIMAL"</text:span><text:span text:style-name="symbol0_5f_php">);</text:span></text:p>
      <text:p text:style-name="Preformatted_20_Text"><text:span text:style-name="comment0_5f_php">// la famille ZOO_ANIMAL est liée à la famille </text:span><text:span text:style-name="comment0_5f_php">ZOO_ESPECE</text:span><text:span text:style-name="comment0_5f_php"> via l'attribut AN_ESPECE</text:span></text:p>
      <text:p text:style-name="Preformatted_20_Text"><text:span text:style-name="regexp0_5f_php">$s</text:span><text:span text:style-name="symbol0_5f_php">-&gt;</text:span>join<text:span text:style-name="symbol0_5f_php">(</text:span><text:span text:style-name="string_5f_php">"an_espece::int = zoo_espece(initid)"</text:span><text:span text:style-name="symbol0_5f_php">);</text:span></text:p>
      <text:p text:style-name="Preformatted_20_Text"><text:span text:style-name="regexp0_5f_php">$s</text:span><text:span text:style-name="symbol0_5f_php">-&gt;</text:span>addFilter<text:span text:style-name="symbol0_5f_php">(</text:span><text:span text:style-name="string_5f_php">"zoo_espece.es_ordre='Rongeur'"</text:span><text:span text:style-name="symbol0_5f_php">);</text:span></text:p>
      <text:p text:style-name="Preformatted_20_Text"><text:span text:style-name="regexp0_5f_php">$s</text:span><text:span text:style-name="symbol0_5f_php">-&gt;</text:span>setObjectReturn<text:span text:style-name="symbol0_5f_php">(</text:span><text:span text:style-name="keyword1_5f_php">true</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3"/><text:span text:style-name="keyword2_5f_php">print</text:span> <text:span text:style-name="regexp0_5f_php">$doc</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Dans l'exemple décrit on recherche les animaux dont l'ordre déclaré dans l'espèce est 'Rongeur'. Attention à bien lier les deux famille à travers l'identificateur initial (initid) dans le cas des relations créées avec les options par défaut.</text:p>
      <text:h text:style-name="Heading_20_4" text:outline-level="4">Recherche et documents confidentiels</text:h>
      <text:p text:style-name="Text_20_body">Les documents confidentiels sont les documents dont la propriété 'confidential' est égale à 1. L'accès à ces documents doit être contrôlé par l'application qui décide quelles parties elle veut montrer. À la différence du droit voir ('view') des documents, la recherche retourne les documents confidentiels par défaut. Le filtrage est à faire du côté de l'application avec un post-traitement.</text:p>
      <text:p text:style-name="Text_20_body">Cependant, il est possible de rajouter un filtre permettant de ne pas retourner <text:soft-page-break/>les documents confidentiels que l'utilisateur n'a pas le droit de voir (droit : 'confidential'). Pour cela, il faut appeler la méthode "excludeConfidential()".</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famid</text:span><text:span text:style-name="symbol0_5f_php">);</text:span> </text:p>
      <text:p text:style-name="Preformatted_20_Text"><text:span text:style-name="regexp0_5f_php">$sd</text:span><text:span text:style-name="symbol0_5f_php">-&gt;</text:span>excludeConfidential<text:span text:style-name="symbol0_5f_php">();</text:span> </text:p>
      <text:p text:style-name="Preformatted_20_Text"><text:span text:style-name="regexp0_5f_php">$sd</text:span><text:span text:style-name="symbol0_5f_php">-&gt;</text:span>search<text:span text:style-name="symbol0_5f_php">();</text:span></text:p>
      <text:h text:style-name="Heading_20_4" text:outline-level="4">Recherche de familles</text:h>
      <text:p text:style-name="Text_20_body">Pour rechercher des familles, il faut utiliser la valeur "-1" lors de la construction de l'objet recherche.</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1</text:span><text:span text:style-name="symbol0_5f_php">);</text:span> </text:p>
      <text:p text:style-name="Preformatted_20_Text"><text:span text:style-name="symbol0_5f_php">// </text:span><text:span text:style-name="symbol0_5f_php">toutes les famill</text:span><text:span text:style-name="symbol0_5f_php">es</text:span> </text:p>
      <text:p text:style-name="Preformatted_20_Text"><text:span text:style-name="regexp0_5f_php">$sd</text:span><text:span text:style-name="symbol0_5f_php">-&gt;</text:span>search<text:span text:style-name="symbol0_5f_php">();</text:span></text:p>
      <text:h text:style-name="Heading_20_3" text:outline-level="3">Utilisation de méthodes dans l'interface de recherche détaillée</text:h>
      <text:p text:style-name="Text_20_body">Lors de la création d'une recherche détaillée, il est possible de choisir pour un critère une méthode comme valeur.</text:p>
      <text:p text:style-name="Text_20_body"/>
      <text:p text:style-name="Text_20_body"><text:tab/>Exemple : ma_date &gt; ::getDate(-7)</text:p>
      <text:p text:style-name="Text_20_body"/>
      <text:p text:style-name="Text_20_body">Cet exemple indique que le critère sera la date courante - 7 jours. La méthode doc::getDate() est une méthode statique de la classe doc.</text:p>
      <text:p text:style-name="Text_20_body"/>
      <text:p text:style-name="Text_20_body">Les méthodes utilisables dans les recherches détaillées sont les méthodes du document qui ont un commentaire (au format <text:span text:style-name="T12">DocBlock</text:span> : http://www.phpdoc.org/docs/latest/for-users/anatomy-of-a-docblock.html) et <text:s/>qui contiennent les tags "<text:span text:style-name="T13">@searchLabel</text:span>" et "<text:span text:style-name="T13">@searchType</text:span>".</text:p>
      <text:p text:style-name="Text_20_body">Vous pouvez ainsi déclarer votre propre méthode, utilisable comme critère de recherche, dans le fichier méthode de votre famille et ajouter les commentaires <text:span text:style-name="T12">DocBlock</text:span> adéquats.</text:p>
      <text:p text:style-name="Text_20_body">Cette méthode est généralement statique car elle ne doit pas faire appel à des valeurs de document. Par contre vous pouvez bien entendu utiliser des paramètres de la famille. La valeur de retour de cette méthode sera utilisé comme valeur du critère. Cela ne peut être appliqué que sur des opérateurs nécessitant une seule valeur.</text:p>
      <text:p text:style-name="Text_20_body">Cette méthode spécifique sera utilisable pour des recherches détaillées portant sur la famille en question.</text:p>
      <text:p text:style-name="Text_20_body"/>
      <text:p text:style-name="Text_20_body">Exemple de déclaration de méthode :</text:p>
      <text:p text:style-name="Text_20_body"/>
      <text:p text:style-name="Code"><text:span text:style-name="comment_5f_multi_5f_php"><text:span text:style-name="T15">/**</text:span></text:span></text:p>
      <text:p text:style-name="Code"><text:span text:style-name="comment_5f_multi_5f_php"><text:span text:style-name="T15"><text:s/>* Get a random integer between 1 and 10</text:span></text:span></text:p>
      <text:p text:style-name="Code"><text:span text:style-name="comment_5f_multi_5f_php"><text:span text:style-name="T15"><text:s/>* </text:span></text:span></text:p>
      <text:p text:style-name="Code"><text:span text:style-name="comment_5f_multi_5f_php"><text:span text:style-name="T15"><text:s/>* </text:span></text:span><text:span text:style-name="comment_5f_multi_5f_php"><text:span text:style-name="T16">@searchLabel</text:span></text:span><text:span text:style-name="comment_5f_multi_5f_php"><text:span text:style-name="T15"> Random integer between 1 and 10</text:span></text:span></text:p>
      <text:p text:style-name="Code"><text:soft-page-break/><text:span text:style-name="comment_5f_multi_5f_php"><text:span text:style-name="T15"><text:s/>* </text:span></text:span><text:span text:style-name="comment_5f_multi_5f_php"><text:span text:style-name="T16">@searchType</text:span></text:span><text:span text:style-name="comment_5f_multi_5f_php"><text:span text:style-name="T15"> int</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double</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money</text:span></text:span></text:p>
      <text:p text:style-name="Code"><text:span text:style-name="comment_5f_multi_5f_php"><text:span text:style-name="T15"><text:s/>*/</text:span></text:span></text:p>
      <text:p text:style-name="Code"><text:span text:style-name="keyword1_5f_php"><text:span text:style-name="T15">public function</text:span></text:span><text:span text:style-name="T15"> getRandomNumber</text:span><text:span text:style-name="symbol0_5f_php"><text:span text:style-name="T15">()</text:span></text:span><text:span text:style-name="T15"> </text:span><text:span text:style-name="symbol0_5f_php"><text:span text:style-name="T15">{</text:span></text:span></text:p>
      <text:p text:style-name="Code"><text:span text:style-name="T15"><text:s text:c="2"/></text:span><text:span text:style-name="keyword0_5f_php"><text:span text:style-name="T15">return</text:span></text:span><text:span text:style-name="T15"> mt_rand</text:span><text:span text:style-name="symbol0_5f_php"><text:span text:style-name="T15">(</text:span></text:span><text:span text:style-name="regexp0_5f_php"><text:span text:style-name="T5">1</text:span></text:span><text:span text:style-name="symbol0_5f_php"><text:span text:style-name="T15">,</text:span></text:span><text:span text:style-name="symbol0_5f_php"><text:span text:style-name="T5"> 10</text:span></text:span><text:span text:style-name="symbol0_5f_php"><text:span text:style-name="T15">);</text:span></text:span></text:p>
      <text:p text:style-name="Code"><text:span text:style-name="symbol0_5f_php"><text:span text:style-name="T15">}</text:span></text:span></text:p>
      <text:p text:style-name="Text_20_body"/>
      <text:p text:style-name="Text_20_body">Le tag "<text:span text:style-name="T2">@searchLabel</text:span>" permet de spécifier le libellé qui sera présenté lors de l'affichage de la liste des méthodes compatibles. Ce libellé sera traduit via le mécanisme de localisation de Dynacase (voir chapitre «<text:span text:style-name="T12"> 3.12 Localisation (Traduction de dynacase dans d'autres langues) </text:span>»).</text:p>
      <text:p text:style-name="Text_20_body">Le tag "<text:span text:style-name="T2">@searchType</text:span>" permet de spécifier les types d'attributs sur lesquels cette méthode est utilisable. L'interface de composition des critères de la recherche détaillée ne présentera alors que les méthodes compatibles avec l'attribut du critère.</text:p>
      <text:p text:style-name="Text_20_body"/>
      <text:p text:style-name="Text_20_body">Pour des besoins plus complexes de sélection des méthodes compatibles, vous pouvez surcharger la méthode "<text:span text:style-name="T2">Doc::getSearchMethods()</text:span>" pour enlever ou ajouter des méthodes à la liste générée par défaut. Les méthodes que vous ajoutez devront aussi avoir les tags "@searchLabel" et "@searchType" positionnée.</text:p>
      <text:p text:style-name="Text_20_body"/>
      <text:p text:style-name="Text_20_body">Exemple de surcharge de "Doc::getSearchMethods" :</text:p>
      <text:p text:style-name="Text_20_body"/>
      <text:p text:style-name="P2"><text:span text:style-name="symbol0_5f_php"><text:span text:style-name="Source_20_Text"><text:span text:style-name="T9">public function </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 {<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parent</text:span></text:span></text:span><text:span text:style-name="symbol0_5f_php"><text:span text:style-name="Source_20_Text"><text:span text:style-name="T9">::</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text:line-break/>    if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date' </text:span></text:span></text:span><text:span text:style-name="symbol0_5f_php"><text:span text:style-name="Source_20_Text"><text:span text:style-name="T9">||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timestamp'</text:span></text:span></text:span><text:span text:style-name="symbol0_5f_php"><text:span text:style-name="Source_20_Text"><text:span text:style-name="T9">) {<text:line-break/></text:span></text:span></text:span><text:span text:style-name="symbol0_5f_php"><text:span text:style-name="Source_20_Text"><text:span text:style-name="T8">        /*<text:line-break/>         * Ajouter avant-hier et après-demain<text:line-break/>         * pour les attributs de type 'date' et 'timestamp'<text:line-break/>         */</text:span></text:span></text:span><text:span text:style-name="symbol0_5f_php"><text:span text:style-name="Source_20_Text"><text:span text:style-name="T10"><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array_merge</text:span></text:span></text:span><text:span text:style-name="symbol0_5f_php"><text:span text:style-name="Source_20_Text"><text:span text:style-name="T9">(<text:line-break/>            </text:span></text:span></text:span><text:span text:style-name="symbol0_5f_php"><text:span text:style-name="Source_20_Text"><text:span text:style-name="T11">$methods</text:span></text:span></text:span><text:span text:style-name="symbol0_5f_php"><text:span text:style-name="Source_20_Text"><text:span text:style-name="T9">,<text:line-break/>            array(<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before yesterday"</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after tomorrow"</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text:line-break/>        );<text:line-break/></text:span></text:span></text:span><text:soft-page-break/><text:span text:style-name="symbol0_5f_php"><text:span text:style-name="Source_20_Text"><text:span text:style-name="T9">    }<text:line-break/>    return </text:span></text:span></text:span><text:span text:style-name="symbol0_5f_php"><text:span text:style-name="Source_20_Text"><text:span text:style-name="T11">$methods<text:line-break/></text:span></text:span></text:span><text:span text:style-name="symbol0_5f_php"><text:span text:style-name="Source_20_Text"><text:span text:style-name="T9">}</text:span></text:span></text:span></text:p>
      <text:p text:style-name="Code"><text:span text:style-name="symbol0_5f_php"><text:span text:style-name="T3"/></text:span></text:p>
      <text:p text:style-name="Text_20_body"/>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0"><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14105148341" text:style-name="List_20_1">
        <text:list-item>
          <text:p text:style-name="P4">start : start index pour la recherche</text:p>
        </text:list-item>
        <text:list-item>
          <text:p text:style-name="P4">slice : nombre max d'éléments à retourner</text:p>
        </text:list-item>
        <text:list-item>
          <text:p text:style-name="P4">userid : utilisateur courant</text:p>
        </text:list-item>
      </text:list>
      <text:p text:style-name="Text_20_body">Exemple issu du fichier fdlsearches.php (livré en standard). </text:p>
      <text:p text:style-name="Preformatted_20_Text"><text:line-break/></text:p>
      <text:p text:style-name="Preformatted_20_Text"><text:span text:style-name="keyword1_5f_php">function</text:span> mytag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tag</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utag(id)"</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l</text:span>ice<text:span text:style-name="symbol0_5f_php">(</text:span><text:span text:style-name="regexp0_5f_php">$slice</text:span><text:span text:style-name="regexp0_5f_php">)</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ta</text:span>rt<text:span text:style-name="symbol0_5f_php">(</text:span><text:span text:style-name="regexp0_5f_php">$start</text:span><text:span text:style-name="regexp0_5f_php">)</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uid = %d"</text:span><text:span text:style-name="symbol0_5f_php">,</text:span><text:span text:style-name="regexp0_5f_php">$user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tag = '%s'"</text:span><text:span text:style-name="symbol0_5f_php">,</text:span><text:span text:style-name="regexp0_5f_php">$tag</text:span><text:span text:style-name="symbol0_5f_php">);</text:span></text:p>
      <text:p text:style-name="Preformatted_20_Text"><text:s/></text:p>
      <text:p text:style-name="Preformatted_20_Text"><text:s text:c="2"/><text:span text:style-name="keyword0_5f_php">return</text:span> <text:span text:style-name="regexp0_5f_php">$s</text:span><text:span text:style-name="symbol0_5f_php">-&gt;</text:span>search<text:span text:style-name="symbol0_5f_php">();</text:span></text:p>
      <text:p text:style-name="Preformatted_20_Text"><text:span text:style-name="symbol0_5f_php">}</text:span></text:p>
      <text:p text:style-name="Preformatted_20_Text"><text:soft-page-break/></text:p>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cato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3:46</meta:creation-date>
    <meta:generator>LibreOffice/3.5$Linux_x86 LibreOffice_project/350m1$Build-2</meta:generator>
    <dc:date>2012-05-24T09:14:24</dc:date>
    <meta:editing-duration>PT9H20M13S</meta:editing-duration>
    <meta:editing-cycles>58</meta:editing-cycles>
    <dc:creator>Eric Brison</dc:creator>
    <meta:document-statistic meta:table-count="0" meta:image-count="1" meta:object-count="0" meta:page-count="14" meta:paragraph-count="404" meta:word-count="3458" meta:character-count="26360" meta:non-whitespace-character-count="22781"/>
  </office:meta>
</office:document-meta>
</file>